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officeooo:paragraph-rsid="001c3c40"/>
    </style:style>
    <style:style style:name="P3" style:family="paragraph" style:parent-style-name="Standard">
      <style:paragraph-properties fo:break-before="page"/>
      <style:text-properties fo:font-size="12pt" fo:font-weight="bold" officeooo:rsid="001df0c8" officeooo:paragraph-rsid="001df0c8" style:font-size-asian="12pt" style:font-weight-asian="bold" style:font-size-complex="12pt" style:font-weight-complex="bold"/>
    </style:style>
    <style:style style:name="P4" style:family="paragraph" style:parent-style-name="Subtitle">
      <style:text-properties officeooo:rsid="001a963d" officeooo:paragraph-rsid="001a963d"/>
    </style:style>
    <style:style style:name="P5" style:family="paragraph" style:parent-style-name="Text_20_body">
      <style:text-properties officeooo:paragraph-rsid="001a963d"/>
    </style:style>
    <style:style style:name="P6" style:family="paragraph" style:parent-style-name="Text_20_body">
      <style:text-properties officeooo:rsid="001c3c40" officeooo:paragraph-rsid="001c3c40"/>
    </style:style>
    <style:style style:name="P7" style:family="paragraph" style:parent-style-name="Text_20_body">
      <style:text-properties officeooo:rsid="001ca5b5" officeooo:paragraph-rsid="001ca5b5"/>
    </style:style>
    <style:style style:name="P8" style:family="paragraph" style:parent-style-name="Title">
      <style:text-properties officeooo:paragraph-rsid="001a963d"/>
    </style:style>
    <style:style style:name="P9" style:family="paragraph" style:parent-style-name="Heading_20_1">
      <style:text-properties style:font-name="Nimbus Sans" fo:font-size="18.2000007629395pt" fo:font-weight="bold" officeooo:rsid="001a963d" officeooo:paragraph-rsid="001a96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0" style:family="paragraph" style:parent-style-name="Heading_20_1">
      <style:text-properties style:font-name="Nimbus Sans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1" style:family="paragraph" style:parent-style-name="Heading_20_1">
      <style:text-properties style:font-name="Nimbus Sans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2" style:family="paragraph" style:parent-style-name="Heading_20_1">
      <style:text-properties officeooo:paragraph-rsid="001a963d"/>
    </style:style>
    <style:style style:name="P13" style:family="paragraph" style:parent-style-name="Heading_20_1">
      <style:text-properties officeooo:rsid="001ca5b5" officeooo:paragraph-rsid="001ca5b5"/>
    </style:style>
    <style:style style:name="P14" style:family="paragraph" style:parent-style-name="Heading_20_1">
      <style:text-properties officeooo:rsid="001c3c40" officeooo:paragraph-rsid="001c3c40"/>
    </style:style>
    <style:style style:name="P15" style:family="paragraph" style:parent-style-name="Heading_20_1">
      <style:text-properties officeooo:rsid="002378be" officeooo:paragraph-rsid="002378be"/>
    </style:style>
    <style:style style:name="P16" style:family="paragraph" style:parent-style-name="Text_20_body" style:list-style-name="L1">
      <style:text-properties officeooo:paragraph-rsid="001ca5b5"/>
    </style:style>
    <style:style style:name="P17" style:family="paragraph" style:parent-style-name="Text_20_body" style:list-style-name="L1">
      <style:text-properties officeooo:rsid="001ca5b5" officeooo:paragraph-rsid="001ca5b5"/>
    </style:style>
    <style:style style:name="P18" style:family="paragraph" style:parent-style-name="Text_20_body">
      <style:text-properties officeooo:rsid="002378be" officeooo:paragraph-rsid="002378be"/>
    </style:style>
    <style:style style:name="P19" style:family="paragraph" style:parent-style-name="Text_20_body">
      <style:text-properties officeooo:rsid="002378be" officeooo:paragraph-rsid="00242c3d"/>
    </style:style>
    <style:style style:name="P20" style:family="paragraph" style:parent-style-name="Text_20_body">
      <style:text-properties officeooo:rsid="002378be" officeooo:paragraph-rsid="0027fc8b"/>
    </style:style>
    <style:style style:name="P21" style:family="paragraph" style:parent-style-name="Text_20_body">
      <style:text-properties officeooo:rsid="00242c3d" officeooo:paragraph-rsid="00242c3d"/>
    </style:style>
    <style:style style:name="P22" style:family="paragraph" style:parent-style-name="Text_20_body" style:list-style-name="L2">
      <style:text-properties officeooo:rsid="00242c3d" officeooo:paragraph-rsid="00242c3d"/>
    </style:style>
    <style:style style:name="P23" style:family="paragraph" style:parent-style-name="Text_20_body">
      <style:text-properties officeooo:paragraph-rsid="00242c3d"/>
    </style:style>
    <style:style style:name="P24" style:family="paragraph" style:parent-style-name="Text_20_body">
      <style:text-properties officeooo:rsid="0025fe2a" officeooo:paragraph-rsid="0025fe2a"/>
    </style:style>
    <style:style style:name="P25" style:family="paragraph" style:parent-style-name="Text_20_body">
      <style:text-properties officeooo:rsid="0025fe2a" officeooo:paragraph-rsid="002b3859"/>
    </style:style>
    <style:style style:name="P26" style:family="paragraph" style:parent-style-name="Text_20_body">
      <style:text-properties officeooo:rsid="0027fc8b" officeooo:paragraph-rsid="0027fc8b"/>
    </style:style>
    <style:style style:name="P27" style:family="paragraph" style:parent-style-name="Text_20_body">
      <style:text-properties officeooo:paragraph-rsid="002997b6"/>
    </style:style>
    <style:style style:name="P28" style:family="paragraph" style:parent-style-name="Text_20_body">
      <style:text-properties officeooo:paragraph-rsid="0027fc8b"/>
    </style:style>
    <style:style style:name="P29" style:family="paragraph" style:parent-style-name="Text_20_body">
      <style:text-properties officeooo:paragraph-rsid="002b3859"/>
    </style:style>
    <style:style style:name="P30" style:family="paragraph" style:parent-style-name="Text_20_body">
      <style:text-properties officeooo:rsid="002b3859" officeooo:paragraph-rsid="002b3859"/>
    </style:style>
    <style:style style:name="P31" style:family="paragraph" style:parent-style-name="Text_20_body" style:list-style-name="L4">
      <style:text-properties officeooo:rsid="002b3859" officeooo:paragraph-rsid="002b3859"/>
    </style:style>
    <style:style style:name="P32" style:family="paragraph" style:parent-style-name="Text_20_body">
      <style:text-properties officeooo:rsid="002cff62" officeooo:paragraph-rsid="002cff62"/>
    </style:style>
    <style:style style:name="P33" style:family="paragraph" style:parent-style-name="Text_20_body">
      <style:text-properties officeooo:rsid="00301219" officeooo:paragraph-rsid="00301219"/>
    </style:style>
    <style:style style:name="P34" style:family="paragraph" style:parent-style-name="Text_20_body" style:list-style-name="L3">
      <style:text-properties officeooo:rsid="00301219" officeooo:paragraph-rsid="00301219"/>
    </style:style>
    <style:style style:name="P35" style:family="paragraph" style:parent-style-name="Text_20_body" style:list-style-name="L7">
      <style:text-properties fo:font-size="12pt" fo:font-weight="normal" officeooo:rsid="00301219" officeooo:paragraph-rsid="002cff62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style:text-properties officeooo:paragraph-rsid="002cff62"/>
    </style:style>
    <style:style style:name="P37" style:family="paragraph" style:parent-style-name="Text_20_body" style:list-style-name="L4">
      <style:text-properties officeooo:rsid="00319cd2" officeooo:paragraph-rsid="00319cd2"/>
    </style:style>
    <style:style style:name="P38" style:family="paragraph" style:parent-style-name="Text_20_body" style:list-style-name="L3">
      <style:text-properties officeooo:rsid="00321c0c" officeooo:paragraph-rsid="00321c0c"/>
    </style:style>
    <style:style style:name="P39" style:family="paragraph" style:parent-style-name="Text_20_body" style:list-style-name="L6">
      <style:text-properties officeooo:rsid="0035c367" officeooo:paragraph-rsid="0035c367"/>
    </style:style>
    <style:style style:name="P40" style:family="paragraph" style:parent-style-name="Text_20_body">
      <style:text-properties officeooo:rsid="0035c367" officeooo:paragraph-rsid="0035c367"/>
    </style:style>
    <style:style style:name="P41" style:family="paragraph" style:parent-style-name="Text_20_body" style:list-style-name="L6">
      <style:text-properties fo:font-weight="normal" officeooo:rsid="0035c367" officeooo:paragraph-rsid="0035c367" style:font-weight-asian="normal" style:font-weight-complex="normal"/>
    </style:style>
    <style:style style:name="P42" style:family="paragraph" style:parent-style-name="Text_20_body" style:list-style-name="L3">
      <style:text-properties officeooo:paragraph-rsid="002cff62"/>
    </style:style>
    <style:style style:name="T1" style:family="text">
      <style:text-properties officeooo:rsid="001a963d"/>
    </style:style>
    <style:style style:name="T2" style:family="text">
      <style:text-properties fo:language="pl" fo:country="PL" officeooo:rsid="001a963d"/>
    </style:style>
    <style:style style:name="T3" style:family="text">
      <style:text-properties style:font-name="Nimbus Sans" fo:font-size="28pt" fo:language="pl" fo:country="PL" fo:font-weight="bold" officeooo:rsid="001a963d" style:font-name-asian="Nimbus Sans1" style:font-size-asian="28pt" style:font-weight-asian="bold" style:font-name-complex="Noto Sans Devanagari" style:font-size-complex="28pt" style:font-weight-complex="bold"/>
    </style:style>
    <style:style style:name="T4" style:family="text">
      <style:text-properties style:font-name="Nimbus Sans" fo:font-size="18.2000007629395pt" fo:font-weight="bol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Nimbus Sans" fo:font-size="18.2000007629395pt" fo:font-weight="bold" officeooo: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Nimbus Sans" fo:font-size="18.2000007629395pt" style:font-name-asian="Nimbus Sans1" style:font-size-asian="18.2000007629395pt" style:font-name-complex="Noto Sans Devanagari" style:font-size-complex="18.2000007629395pt"/>
    </style:style>
    <style:style style:name="T7" style:family="text">
      <style:text-properties style:font-name="Nimbus Sans" fo:font-weight="bold" style:font-name-asian="Nimbus Sans1" style:font-weight-asian="bold" style:font-name-complex="Noto Sans Devanagari" style:font-weight-complex="bold"/>
    </style:style>
    <style:style style:name="T8" style:family="text">
      <style:text-properties style:font-name="Nimbus Sans" style:font-name-asian="Nimbus Sans1" style:font-name-complex="Noto Sans Devanagari"/>
    </style:style>
    <style:style style:name="T9" style:family="text">
      <style:text-properties style:font-name="Nimbus Sans" fo:font-style="italic" style:font-name-asian="Nimbus Sans1" style:font-style-asian="italic" style:font-name-complex="Noto Sans Devanagari" style:font-style-complex="italic"/>
    </style:style>
    <style:style style:name="T10" style:family="text">
      <style:text-properties officeooo:rsid="001ca5b5"/>
    </style:style>
    <style:style style:name="T11" style:family="text">
      <style:text-properties officeooo:rsid="001df0c8"/>
    </style:style>
    <style:style style:name="T12" style:family="text">
      <style:text-properties officeooo:rsid="002192e6"/>
    </style:style>
    <style:style style:name="T13" style:family="text">
      <style:text-properties officeooo:rsid="0027fc8b"/>
    </style:style>
    <style:style style:name="T14" style:family="text">
      <style:text-properties officeooo:rsid="002997b6"/>
    </style:style>
    <style:style style:name="T15" style:family="text">
      <style:text-properties officeooo:rsid="002a142f"/>
    </style:style>
    <style:style style:name="T16" style:family="text">
      <style:text-properties officeooo:rsid="002b3859"/>
    </style:style>
    <style:style style:name="T17" style:family="text">
      <style:text-properties officeooo:rsid="002cff62"/>
    </style:style>
    <style:style style:name="T18" style:family="text">
      <style:text-properties officeooo:rsid="002e2c15"/>
    </style:style>
    <style:style style:name="T19" style:family="text">
      <style:text-properties officeooo:rsid="002f7f53"/>
    </style:style>
    <style:style style:name="T20" style:family="text">
      <style:text-properties officeooo:rsid="00301219"/>
    </style:style>
    <style:style style:name="T21" style:family="text">
      <style:text-properties officeooo:rsid="00319cd2"/>
    </style:style>
    <style:style style:name="T22" style:family="text">
      <style:text-properties officeooo:rsid="0033ca01"/>
    </style:style>
    <style:style style:name="T23" style:family="text">
      <style:text-properties officeooo:rsid="0035c3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Drzewa decyzyjne </text:span><text:span text:style-name="T3">i wnioskowanie</text:span><text:span text:style-name="T2"> </text:span></text:p>
      <text:p text:style-name="P4">Mateusz Jakubczak, Karol Oleszek, Krzysztof Olipra</text:p>
      <text:h text:style-name="P9" text:outline-level="1">Zbiór danych</text:h>
      <text:p text:style-name="P5">Badany zbiór danych opisuje przesłanki i decyzję czy pracować w danej firmie informatycznej.</text:p>
      <text:h text:style-name="P12" text:outline-level="1">Przesłanki</text:h>
      <text:p text:style-name="Text_20_body">czy_zagraniczna 0/1 <text:span text:style-name="T1">(polska firma, zagraniczna firma)</text:span><text:line-break/>mozliwosci_rozwoju 0/1/2 <text:span text:style-name="T1">(małe, średnie, duże)</text:span><text:line-break/>wielkosc_firmy 0/1/2 <text:span text:style-name="T1">(mała firma, średnia firma, duża firma)</text:span><text:line-break/>typ_firmy 0/1/2 <text:span text:style-name="T1">(startup, korporacja, firma państwowa)</text:span><text:line-break/>wynagrodzenie 0/1/2/3 <text:span text:style-name="T1">(brak, małe, średnie, duże)</text:span></text:p>
      <text:h text:style-name="P12" text:outline-level="1">Decyzja</text:h>
      <text:p text:style-name="Text_20_body">czy_pracowac 0/1/<text:span text:style-name="T12">2</text:span> <text:span text:style-name="T1">(nie, </text:span><text:span text:style-name="T12">może, tak</text:span><text:span text:style-name="T1">)</text:span></text:p>
      <text:h text:style-name="P13" text:outline-level="1">Dane</text:h>
      <text:p text:style-name="P7">Decyzje zostały wygenerowane dla całego iloczynu kartezjańskiego przesłanek na podstawie poniższych reguł użytych w podanej kolejności:</text:p>
      <text:list xml:id="list1344595676" text:style-name="L1">
        <text:list-item>
          <text:p text:style-name="P17">Domyślnie <text:span text:style-name="T12">może pracuj</text:span></text:p>
        </text:list-item>
        <text:list-item>
          <text:p text:style-name="P17">Jeżeli firma zagraniczna to pracuj</text:p>
        </text:list-item>
        <text:list-item>
          <text:p text:style-name="P17">Jeżeli mała firma to nie pracuj</text:p>
        </text:list-item>
        <text:list-item>
          <text:p text:style-name="P16"><text:span text:style-name="T10">Jeżeli </text:span><text:span text:style-name="T11">brak wynagrodzenia, ale duże możliwosci rozwoju to pracuj</text:span></text:p>
        </text:list-item>
        <text:list-item>
          <text:p text:style-name="P17">Jeżeli polski startup to nie pracuj</text:p>
        </text:list-item>
        <text:list-item>
          <text:p text:style-name="P17">Jeżeli firma państwowa z wysokim wynagrodzeniem to pracuj</text:p>
        </text:list-item>
      </text:list>
      <text:h text:style-name="P14" text:outline-level="1"><text:soft-page-break/>Algorytm</text:h>
      <text:p text:style-name="P6">Użyty algorytm do stworzenia to iteratywny dychotomizator 3 (ID3) autorstwa Quinlana. Opiera się on na maksymalizacji zysku informacyjnego.</text:p>
      <text:p text:style-name="P3">Uzyskane drzewo decyzyjne:</text:p>
      <text:p text:style-name="P1">Pytanie: Czy wielkosc_firmy równe jest mała?</text:p>
      <text:p text:style-name="P1">Tak:</text:p>
      <text:p text:style-name="P1">| Pytanie: Czy typ_firmy równe jest startup?</text:p>
      <text:p text:style-name="P1">| Tak:</text:p>
      <text:p text:style-name="P1">| | Pytanie: Czy wynagrodzenie równe jest brak?</text:p>
      <text:p text:style-name="P1">| | Tak:</text:p>
      <text:p text:style-name="P1">| | | Pytanie: Czy czy_zagraniczna równe jest nie?</text:p>
      <text:p text:style-name="P1">| | | Tak:</text:p>
      <text:p text:style-name="P1">| | | | Decyzja: Nie pracuj.</text:p>
      <text:p text:style-name="P1">| | | Nie:</text:p>
      <text:p text:style-name="P1">| | | | Pytanie: Czy mozliwosci_rozwoju równe jest małe?</text:p>
      <text:p text:style-name="P1">| | | | Tak:</text:p>
      <text:p text:style-name="P1">| | | | | Decyzja: Nie pracuj.</text:p>
      <text:p text:style-name="P1">| | | | Nie:</text:p>
      <text:p text:style-name="P1">| | | | | Pytanie: Czy mozliwosci_rozwoju równe jest średnie?</text:p>
      <text:p text:style-name="P1">| | | | | Tak:</text:p>
      <text:p text:style-name="P1">| | | | | | Decyzja: Nie pracuj.</text:p>
      <text:p text:style-name="P1">| | | | | Nie:</text:p>
      <text:p text:style-name="P1">| | | | | | Decyzja: Pracuj.</text:p>
      <text:p text:style-name="P1">| | Nie:</text:p>
      <text:p text:style-name="P1">| | | Decyzja: Nie pracuj.</text:p>
      <text:p text:style-name="P1">| Nie:</text:p>
      <text:p text:style-name="P1">| | Pytanie: Czy typ_firmy równe jest korporacja?</text:p>
      <text:p text:style-name="P1">| | Tak:</text:p>
      <text:p text:style-name="P1">| | | Pytanie: Czy wynagrodzenie równe jest brak?</text:p>
      <text:p text:style-name="P1">| | | Tak:</text:p>
      <text:p text:style-name="P1">| | | | Pytanie: Czy mozliwosci_rozwoju równe jest małe?</text:p>
      <text:p text:style-name="P1">| | | | Tak:</text:p>
      <text:p text:style-name="P1">| | | | | Decyzja: Nie pracuj.</text:p>
      <text:p text:style-name="P1">| | | | Nie:</text:p>
      <text:p text:style-name="P1">| | | | | Pytanie: Czy mozliwosci_rozwoju równe jest średnie?</text:p>
      <text:p text:style-name="P1">| | | | | Tak:</text:p>
      <text:p text:style-name="P1">| | | | | | Decyzja: Nie pracuj.</text:p>
      <text:p text:style-name="P1">| | | | | Nie:</text:p>
      <text:p text:style-name="P1">| | | | | | Decyzja: Pracuj.</text:p>
      <text:p text:style-name="P1">| | | Nie:</text:p>
      <text:p text:style-name="P1">| | | | Decyzja: Nie pracuj.</text:p>
      <text:p text:style-name="P1">| | Nie:</text:p>
      <text:p text:style-name="P1">| | | Pytanie: Czy wynagrodzenie równe jest średnie?</text:p>
      <text:p text:style-name="P1">| | | Tak:</text:p>
      <text:p text:style-name="P1">| | | | Decyzja: Pracuj.</text:p>
      <text:p text:style-name="P1">| | | Nie:</text:p>
      <text:p text:style-name="P1">| | | | Pytanie: Czy wynagrodzenie równe jest małe?</text:p>
      <text:p text:style-name="P1">| | | | Tak:</text:p>
      <text:p text:style-name="P1">| | | | | Decyzja: Nie pracuj.</text:p>
      <text:p text:style-name="P1">| | | | Nie:</text:p>
      <text:p text:style-name="P1">| | | | | Pytanie: Czy wynagrodzenie równe jest brak?</text:p>
      <text:p text:style-name="P1">| | | | | Tak:</text:p>
      <text:p text:style-name="P1">| | | | | | Pytanie: Czy mozliwosci_rozwoju równe jest małe?</text:p>
      <text:p text:style-name="P1"><text:soft-page-break/>| | | | | | Tak:</text:p>
      <text:p text:style-name="P1">| | | | | | | Decyzja: Nie pracuj.</text:p>
      <text:p text:style-name="P1">| | | | | | Nie:</text:p>
      <text:p text:style-name="P1">| | | | | | | Pytanie: Czy mozliwosci_rozwoju równe jest średnie?</text:p>
      <text:p text:style-name="P1">| | | | | | | Tak:</text:p>
      <text:p text:style-name="P1">| | | | | | | | Decyzja: Nie pracuj.</text:p>
      <text:p text:style-name="P1">| | | | | | | Nie:</text:p>
      <text:p text:style-name="P1">| | | | | | | | Decyzja: Pracuj.</text:p>
      <text:p text:style-name="P1">| | | | | Nie:</text:p>
      <text:p text:style-name="P1">| | | | | | Decyzja: Pracuj.</text:p>
      <text:p text:style-name="P1">Nie:</text:p>
      <text:p text:style-name="P1">| Pytanie: Czy typ_firmy równe jest startup?</text:p>
      <text:p text:style-name="P1">| Tak:</text:p>
      <text:p text:style-name="P1">| | Pytanie: Czy czy_zagraniczna równe jest nie?</text:p>
      <text:p text:style-name="P1">| | Tak:</text:p>
      <text:p text:style-name="P1">| | | Decyzja: Nie pracuj.</text:p>
      <text:p text:style-name="P1">| | Nie:</text:p>
      <text:p text:style-name="P1">| | | Decyzja: Pracuj.</text:p>
      <text:p text:style-name="P1">| Nie:</text:p>
      <text:p text:style-name="P1">| | Pytanie: Czy czy_zagraniczna równe jest nie?</text:p>
      <text:p text:style-name="P1">| | Tak:</text:p>
      <text:p text:style-name="P1">| | | Pytanie: Czy typ_firmy równe jest korporacja?</text:p>
      <text:p text:style-name="P1">| | | Tak:</text:p>
      <text:p text:style-name="P1">| | | | Pytanie: Czy wynagrodzenie równe jest brak?</text:p>
      <text:p text:style-name="P1">| | | | Tak:</text:p>
      <text:p text:style-name="P1">| | | | | Pytanie: Czy mozliwosci_rozwoju równe jest małe?</text:p>
      <text:p text:style-name="P1">| | | | | Tak:</text:p>
      <text:p text:style-name="P1">| | | | | | Decyzja: Może pracuj</text:p>
      <text:p text:style-name="P1">| | | | | Nie:</text:p>
      <text:p text:style-name="P1">| | | | | | Pytanie: Czy mozliwosci_rozwoju równe jest średnie?</text:p>
      <text:p text:style-name="P1">| | | | | | Tak:</text:p>
      <text:p text:style-name="P1">| | | | | | | Decyzja: Może pracuj</text:p>
      <text:p text:style-name="P1">| | | | | | Nie:</text:p>
      <text:p text:style-name="P1">| | | | | | | Decyzja: Pracuj.</text:p>
      <text:p text:style-name="P1">| | | | Nie:</text:p>
      <text:p text:style-name="P1">| | | | | Decyzja: Może pracuj</text:p>
      <text:p text:style-name="P1">| | | Nie:</text:p>
      <text:p text:style-name="P1">| | | | Pytanie: Czy wynagrodzenie równe jest średnie?</text:p>
      <text:p text:style-name="P1">| | | | Tak:</text:p>
      <text:p text:style-name="P1">| | | | | Decyzja: Pracuj.</text:p>
      <text:p text:style-name="P1">| | | | Nie:</text:p>
      <text:p text:style-name="P1">| | | | | Pytanie: Czy wynagrodzenie równe jest małe?</text:p>
      <text:p text:style-name="P1">| | | | | Tak:</text:p>
      <text:p text:style-name="P1">| | | | | | Decyzja: Może pracuj</text:p>
      <text:p text:style-name="P1">| | | | | Nie:</text:p>
      <text:p text:style-name="P1">| | | | | | Pytanie: Czy wynagrodzenie równe jest brak?</text:p>
      <text:p text:style-name="P1">| | | | | | Tak:</text:p>
      <text:p text:style-name="P1">| | | | | | | Pytanie: Czy mozliwosci_rozwoju równe jest małe?</text:p>
      <text:p text:style-name="P1">| | | | | | | Tak:</text:p>
      <text:p text:style-name="P1">| | | | | | | | Decyzja: Może pracuj</text:p>
      <text:p text:style-name="P1"><text:soft-page-break/>| | | | | | | Nie:</text:p>
      <text:p text:style-name="P1">| | | | | | | | Pytanie: Czy mozliwosci_rozwoju równe jest średnie?</text:p>
      <text:p text:style-name="P1">| | | | | | | | Tak:</text:p>
      <text:p text:style-name="P1">| | | | | | | | | Decyzja: Może pracuj</text:p>
      <text:p text:style-name="P1">| | | | | | | | Nie:</text:p>
      <text:p text:style-name="P1">| | | | | | | | | Decyzja: Pracuj.</text:p>
      <text:p text:style-name="P1">| | | | | | Nie:</text:p>
      <text:p text:style-name="P1">| | | | | | | Decyzja: Pracuj.</text:p>
      <text:p text:style-name="P1">| | Nie:</text:p>
      <text:p text:style-name="P1">| | | Decyzja: Pracuj.</text:p>
      <text:p text:style-name="P1"/>
      <text:p text:style-name="P2"/>
      <text:h text:style-name="P15" text:outline-level="1">Podsumowanie</text:h>
      <text:p text:style-name="P18">Uzyskane drzewo decyzyjne poprawnie przewiduje konkluzje dla każdego przykładu. Uzyskana strutkura jest bardzo rozbudowana; dla bardziej praktycznego problemu należałoby rozważyć przycięcie drzewa w celu lepszej generalizacji.</text:p>
      <text:p text:style-name="P18"/>
      <text:h text:style-name="P10" text:outline-level="1">Wnioskowanie</text:h>
      <text:p text:style-name="P19"/>
      <text:h text:style-name="P10" text:outline-level="1">Rodzaje wnioskowania</text:h>
      <text:list xml:id="list2602202913" text:style-name="L2">
        <text:list-item>
          <text:p text:style-name="P22"><text:span text:style-name="T4">W przód (forward chaining)</text:span></text:p>
        </text:list-item>
        <text:list-item>
          <text:p text:style-name="P22"><text:span text:style-name="T4">wstecz (backward chaining)</text:span></text:p>
        </text:list-item>
        <text:list-item>
          <text:p text:style-name="P22"><text:span text:style-name="T4">mieszane (mixed chaining)</text:span></text:p>
        </text:list-item>
      </text:list>
      <text:p text:style-name="P21"><text:span text:style-name="T4"/></text:p>
      <text:h text:style-name="P10" text:outline-level="1">Wnioskowanie w przód</text:h>
      <text:p text:style-name="P28"><text:span text:style-name="T13">Wnioskowanie w przód polega na iteracyjnym </text:span><text:span text:style-name="T14">zbadaniu każdej reguły. <text:s/>W przypadku stwierdzenia poprawności przesłanek, bazę faktów należy powiększyć o fakt wynikający z przesłanek. Proces ten należy powtarzać do momentu aż wszystkie reguły zostaną potwierdzone lub braku możliwości potwierdzenia pozostałych reguł.</text:span></text:p>
      <text:p text:style-name="P20"><text:soft-page-break/><text:span text:style-name="T5"/></text:p>
      <text:p text:style-name="P23"><text:span text:style-name="T5"/></text:p>
      <text:p text:style-name="P21"><text:span text:style-name="T4">Wnioskowanie wstecz</text:span></text:p>
      <text:p text:style-name="P26">Wnioskowanie wstecz polega na rekurencyjnym <text:span text:style-name="T14">zbadaniu poprawności przesłanek danej reguły (zbadanie reguł z ktorych one wynikają). W przypadku stwierdzenia poprawności przesłąnek (I ich przesłanek) bazę faktów należy powiększyć o fakt </text:span><text:span text:style-name="T15">z nich wynikający</text:span><text:span text:style-name="T14">.</text:span></text:p>
      <text:p text:style-name="P21"><text:span text:style-name="T4"/></text:p>
      <text:p text:style-name="P21"><text:span text:style-name="T4">Wnioskowanie mieszane</text:span></text:p>
      <text:p text:style-name="P27"><text:span text:style-name="T13">Wnioskowanie </text:span><text:span text:style-name="T14">mieszane jest połączeniem poprzednich dwóch. Najpierw przeprowadzane jest wnioskowanie wstecz, w przypadku natrafienia na przesłanke, której nie da się udowodnić zostaje przeprowadzone wnioskowanie w przód dla reszty reguł.</text:span></text:p>
      <text:p text:style-name="P24"><text:span text:style-name="T4"/></text:p>
      <text:p text:style-name="P24"><text:span text:style-name="T4">Dane</text:span></text:p>
      <text:p text:style-name="P29"><text:span text:style-name="T16">Badane bedą następujące własności</text:span></text:p>
      <text:p text:style-name="P25">typ_firmy 0/1/2 <text:span text:style-name="T1">(startup, korporacja, firma państwowa)</text:span></text:p>
      <text:p text:style-name="P30">Na podstawie</text:p>
      <text:list xml:id="list1085047468" text:style-name="L3">
        <text:list-item>
          <text:p text:style-name="P42"><text:span text:style-name="T17">Typ umowy (</text:span><text:span text:style-name="T23">umowa </text:span><text:span text:style-name="T17">zlecenie, </text:span><text:span text:style-name="T20">umowa o prace, </text:span><text:span text:style-name="T17">b2b</text:span><text:span text:style-name="T20">)</text:span></text:p>
        </text:list-item>
        <text:list-item>
          <text:p text:style-name="P34">Wymagane zaświadczenie o niekaralności (tak, nie)</text:p>
        </text:list-item>
        <text:list-item>
          <text:p text:style-name="P38">Średni czas trwania projektów (mniej niz 3 miesiące, 3-<text:span text:style-name="T22">12 miesięcy</text:span>, wiecej niż <text:span text:style-name="T22">12 miesięcy</text:span>)</text:p>
        </text:list-item>
      </text:list>
      <text:p text:style-name="P32"/>
      <text:p text:style-name="P33">Przy regułach</text:p>
      <text:list xml:id="list3936002396" text:style-name="L6">
        <text:list-item>
          <text:p text:style-name="P39">Jeżeli <text:span text:style-name="T26">typ umowy = umowa o prace</text:span> oraz <text:span text:style-name="T25">wymagane zaświadczenie o niekaralności == tak</text:span> to <text:span text:style-name="T24">wysokie rygory zatrudnienia</text:span></text:p>
        </text:list-item>
        <text:list-item>
          <text:p text:style-name="P39">Jeżeli<text:span text:style-name="T25"> średni czas trwania projektów <text:s/>= więcej niz 12 miesięcy</text:span> oraz <text:span text:style-name="T25">wysokie rygory zatrudnienia</text:span> to <text:span text:style-name="T24">firma państwowa</text:span></text:p>
        </text:list-item>
        <text:list-item>
          <text:p text:style-name="P41"><text:soft-page-break/>Jeżeli <text:span text:style-name="T24">wysokie rygory zatrudnienia </text:span>oraz średni czas trwania projektów 3-12 miesięcy to <text:span text:style-name="T24">korporacja</text:span></text:p>
        </text:list-item>
        <text:list-item>
          <text:p text:style-name="P41"><text:span text:style-name="T24"/></text:p>
        </text:list-item>
      </text:list>
      <text:p text:style-name="P40"/>
      <text:p text:style-name="P25">wynagrodzenie 0/1/2/3 <text:span text:style-name="T1">(brak, małe, średnie, duże)</text:span></text:p>
      <text:p text:style-name="P30">Na podstawie</text:p>
      <text:list xml:id="list82689565" text:style-name="L4">
        <text:list-item>
          <text:p text:style-name="P31"><text:span text:style-name="T17">Ilośc mieszkańców</text:span> <text:span text:style-name="T17">(mniej niz 100 tys, 100-500 tys, </text:span><text:span text:style-name="T19">więcej niż </text:span><text:span text:style-name="T17">500 tys )</text:span></text:p>
        </text:list-item>
        <text:list-item>
          <text:p text:style-name="P36"><text:span text:style-name="T21">Rodzaj stanowiska </text:span><text:span text:style-name="T17">(tester, frontend, </text:span><text:span text:style-name="T18">fullstack, </text:span><text:span text:style-name="T17">backend)</text:span></text:p>
        </text:list-item>
        <text:list-item>
          <text:p text:style-name="P37">Doświadcznie (stażysta, junior, mid, senior)</text:p>
        </text:list-item>
      </text:list>
      <text:p text:style-name="P33">Przy regułach</text:p>
      <text:list xml:id="list4237789829" text:style-name="L7">
        <text:list-item>
          <text:p text:style-name="P35"><text:span text:style-name="T8">Jeżeli </text:span><text:span text:style-name="T9">doświadczenie = stażysta</text:span><text:span text:style-name="T8"> oraz </text:span><text:span text:style-name="T9">rodzaj stanowiska = frontend lub tester</text:span><text:span text:style-name="T8"> to </text:span><text:span text:style-name="T7">brak</text:span></text:p>
        </text:list-item>
        <text:list-item>
          <text:p text:style-name="P35"><text:span text:style-name="T7"/></text:p>
        </text:list-item>
      </text:list>
      <text:p text:style-name="P24"><text:span text:style-name="T4"/></text:p>
      <text:p text:style-name="P24"><text:span text:style-name="T4">Podsumowanie</text:span></text:p>
      <text:p text:style-name="P24"><text:span text:style-name="T4"/></text:p>
      <text:p text:style-name="P24"><text:span text:style-name="T4"/></text:p>
      <text:p text:style-name="P2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3:12:47.503283688</meta:creation-date>
    <dc:date>2020-06-07T23:28:08.279723536</dc:date>
    <meta:editing-duration>PT1H15M53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7" meta:paragraph-count="162" meta:word-count="1219" meta:character-count="6200" meta:non-whitespace-character-count="5159"/>
  </office:meta>
</office:document-meta>
</file>